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sans-serif" svg:font-family="sans-serif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5in" fo:margin-left="0.425in" fo:margin-top="0in" fo:margin-bottom="0in" table:align="left" style:writing-mode="lr-tb"/>
    </style:style>
    <style:style style:name="Table1.A" style:family="table-column">
      <style:table-column-properties style:column-width="2.975in"/>
    </style:style>
    <style:style style:name="Table1.B" style:family="table-column">
      <style:table-column-properties style:column-width="2.97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text-align="justify" style:justify-single-word="false"/>
      <style:text-properties style:font-name="sans-serif" fo:font-size="9pt" officeooo:paragraph-rsid="000c01f0"/>
    </style:style>
    <style:style style:name="P2" style:family="paragraph" style:parent-style-name="List_20_Paragraph">
      <style:text-properties style:font-name="Calibri1" fo:font-size="11pt" style:font-size-asian="11pt" style:font-size-complex="11pt"/>
    </style:style>
    <style:style style:name="P3" style:family="paragraph" style:parent-style-name="List_20_Paragraph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4" style:family="paragraph" style:parent-style-name="List_20_Paragraph" style:list-style-name="WWNum5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5" style:family="paragraph" style:parent-style-name="List_20_Paragraph" style:list-style-name="WWNum3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6" style:family="paragraph" style:parent-style-name="List_20_Paragraph" style:list-style-name="WWNum7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7" style:family="paragraph" style:parent-style-name="List_20_Paragraph" style:list-style-name="WWNum9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8" style:family="paragraph" style:parent-style-name="List_20_Paragraph" style:list-style-name="L1">
      <style:paragraph-properties fo:text-align="justify" style:justify-single-word="false"/>
      <style:text-properties style:font-name="Calibri1" fo:font-size="11pt" officeooo:paragraph-rsid="000c01f0" style:font-size-asian="11pt" style:font-size-complex="11pt"/>
    </style:style>
    <style:style style:name="P9" style:family="paragraph" style:parent-style-name="List_20_Paragraph" style:list-style-name="WWNum3">
      <style:paragraph-properties fo:text-align="justify" style:justify-single-word="false"/>
      <style:text-properties style:font-name="Calibri1" fo:font-size="11pt" officeooo:rsid="000a27d0" officeooo:paragraph-rsid="000a27d0" style:font-size-asian="11pt" style:font-size-complex="11pt"/>
    </style:style>
    <style:style style:name="P10" style:family="paragraph" style:parent-style-name="List_20_Paragraph">
      <style:paragraph-properties fo:text-align="justify" style:justify-single-word="false"/>
      <style:text-properties style:font-name="Calibri1" fo:font-size="11pt" officeooo:rsid="000a27d0" officeooo:paragraph-rsid="000a27d0" style:font-size-asian="11pt" style:font-size-complex="11pt"/>
    </style:style>
    <style:style style:name="P11" style:family="paragraph" style:parent-style-name="List_20_Paragraph">
      <style:paragraph-properties fo:text-align="justify" style:justify-single-word="false"/>
      <style:text-properties style:font-name="Calibri1" fo:font-size="11pt" officeooo:rsid="000c01f0" officeooo:paragraph-rsid="000c01f0" style:font-size-asian="11pt" style:font-size-complex="11pt"/>
    </style:style>
    <style:style style:name="P12" style:family="paragraph" style:parent-style-name="List_20_Paragraph">
      <style:text-properties style:font-name="Calibri1" fo:font-size="11pt" fo:language="es" fo:country="CO" style:font-size-asian="11pt" style:font-size-complex="11pt"/>
    </style:style>
    <style:style style:name="P13" style:family="paragraph" style:parent-style-name="List_20_Paragraph">
      <style:paragraph-properties fo:text-align="justify" style:justify-single-word="false"/>
      <style:text-properties style:font-name="Calibri1" fo:font-size="11pt" fo:language="es" fo:country="CO" style:font-size-asian="11pt" style:font-size-complex="11pt"/>
    </style:style>
    <style:style style:name="P14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Calibri1" fo:font-size="11pt" fo:language="es" fo:country="CO" style:font-size-asian="11pt" style:font-size-complex="11pt"/>
    </style:style>
    <style:style style:name="P1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2" fo:widows="2" fo:text-indent="0in" style:auto-text-indent="false"/>
      <style:text-properties style:font-name="Calibri1" fo:font-size="11pt" fo:language="es" fo:country="CO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/>
      <style:text-properties style:font-name="Calibri1" fo:font-size="11pt" fo:language="es" fo:country="CO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/>
      <style:text-properties style:font-name="Calibri1" fo:font-size="11pt" fo:language="es" fo:country="CO" officeooo:paragraph-rsid="0009a11a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/>
      <style:text-properties style:font-name="Calibri1" fo:font-size="11pt" style:font-size-asian="11pt" style:font-size-complex="11pt"/>
    </style:style>
    <style:style style:name="P19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/>
      <style:text-properties style:font-name="Calibri1" fo:font-size="11pt" officeooo:paragraph-rsid="0009a11a" style:font-size-asian="11pt" style:font-size-complex="11pt"/>
    </style:style>
    <style:style style:name="P20" style:family="paragraph" style:parent-style-name="List_20_Paragraph">
      <style:paragraph-properties fo:padding-left="0in" fo:padding-right="0in" fo:padding-top="0.0138in" fo:padding-bottom="0.0138in" fo:border-left="none" fo:border-right="none" fo:border-top="1.5pt solid #000000" fo:border-bottom="1.5pt solid #000000"/>
      <style:text-properties style:font-name="Calibri1" fo:font-size="11pt" fo:language="es" fo:country="CO" style:font-size-asian="11pt" style:font-size-complex="11pt"/>
    </style:style>
    <style:style style:name="P21" style:family="paragraph" style:parent-style-name="List_20_Paragraph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Calibri1" fo:font-size="11pt" fo:language="es" fo:country="CO" style:font-size-asian="11pt" style:font-size-complex="11pt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0c01f0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Calibri1" fo:font-size="11pt" fo:language="es" fo:country="CO" style:font-size-asian="11pt" style:font-size-complex="11pt"/>
    </style:style>
    <style:style style:name="P24" style:family="paragraph" style:parent-style-name="Standard">
      <style:text-properties style:font-name="Calibri1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1" fo:font-size="11pt" officeooo:paragraph-rsid="0007d94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1" fo:font-size="11pt" fo:language="es" fo:country="CO" style:font-size-asian="11pt" style:font-size-complex="11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1pt" style:font-size-asian="11pt" style:font-size-complex="11pt"/>
    </style:style>
    <style:style style:name="T1" style:family="text">
      <style:text-properties fo:language="es" fo:country="CO"/>
    </style:style>
    <style:style style:name="T2" style:family="text">
      <style:text-properties fo:language="es" fo:country="CO" officeooo:rsid="000ae894"/>
    </style:style>
    <style:style style:name="T3" style:family="text">
      <style:text-properties fo:language="es" fo:country="CO" officeooo:rsid="000d8215"/>
    </style:style>
    <style:style style:name="T4" style:family="text">
      <style:text-properties fo:language="es" fo:country="CO" officeooo:rsid="0007d949"/>
    </style:style>
    <style:style style:name="T5" style:family="text">
      <style:text-properties fo:language="es" fo:country="CO" officeooo:rsid="00097f5c"/>
    </style:style>
    <style:style style:name="T6" style:family="text">
      <style:text-properties fo:language="es" fo:country="CO" style:letter-kerning="false" style:font-name-asian="Calibri2" style:language-asian="en" style:country-asian="US" style:font-name-complex="F" style:language-complex="ar" style:country-complex="SA"/>
    </style:style>
    <style:style style:name="T7" style:family="text">
      <style:text-properties fo:language="es" fo:country="CO" officeooo:rsid="0009a11a" style:letter-kerning="false" style:font-name-asian="Calibri2" style:language-asian="en" style:country-asian="US" style:font-name-complex="F" style:language-complex="ar" style:country-complex="SA"/>
    </style:style>
    <style:style style:name="T8" style:family="text">
      <style:text-properties fo:language="es" fo:country="CO" officeooo:rsid="000ae894" style:letter-kerning="false" style:font-name-asian="Calibri2" style:language-asian="en" style:country-asian="US" style:font-name-complex="F" style:language-complex="ar" style:country-complex="SA"/>
    </style:style>
    <style:style style:name="T9" style:family="text">
      <style:text-properties fo:language="es" fo:country="CO" officeooo:rsid="000a27d0"/>
    </style:style>
    <style:style style:name="T10" style:family="text">
      <style:text-properties fo:language="es" fo:country="CO" officeooo:rsid="000c01f0"/>
    </style:style>
    <style:style style:name="T11" style:family="text">
      <style:text-properties fo:language="es" fo:country="CO" style:font-size-asian="11pt" style:font-size-complex="11pt"/>
    </style:style>
    <style:style style:name="T12" style:family="text">
      <style:text-properties fo:language="es" fo:country="CO" officeooo:rsid="000d8215" style:font-size-asian="11pt" style:font-size-complex="11pt"/>
    </style:style>
    <style:style style:name="T13" style:family="text">
      <style:text-properties style:font-name="sans-serif"/>
    </style:style>
    <style:style style:name="T14" style:family="text">
      <style:text-properties style:font-name="sans-serif" fo:font-size="15pt"/>
    </style:style>
    <style:style style:name="T15" style:family="text">
      <style:text-properties style:font-name="sans-serif" fo:font-size="15pt" fo:language="es" fo:country="CO"/>
    </style:style>
    <style:style style:name="T16" style:family="text">
      <style:text-properties style:font-name="sans-serif" fo:font-size="15pt" fo:language="es" fo:country="CO" officeooo:rsid="0007d949"/>
    </style:style>
    <style:style style:name="T17" style:family="text">
      <style:text-properties style:font-name="sans-serif" fo:font-size="15pt" fo:language="es" fo:country="CO" officeooo:rsid="00097f5c"/>
    </style:style>
    <style:style style:name="T18" style:family="text">
      <style:text-properties style:font-name="sans-serif" fo:font-size="15pt" officeooo:rsid="0007d949"/>
    </style:style>
    <style:style style:name="T19" style:family="text">
      <style:text-properties style:font-name="sans-serif" fo:font-size="15pt" officeooo:rsid="00097f5c"/>
    </style:style>
    <style:style style:name="T20" style:family="text">
      <style:text-properties style:font-name="sans-serif" fo:language="es" fo:country="CO"/>
    </style:style>
    <style:style style:name="T21" style:family="text">
      <style:text-properties style:font-name="sans-serif" fo:language="es" fo:country="CO" officeooo:rsid="000a27d0"/>
    </style:style>
    <style:style style:name="T22" style:family="text">
      <style:text-properties style:font-name="sans-serif" fo:language="es" fo:country="CO" officeooo:rsid="0007d949"/>
    </style:style>
    <style:style style:name="T23" style:family="text">
      <style:text-properties style:font-name="sans-serif" fo:language="es" fo:country="CO" officeooo:rsid="00097f5c"/>
    </style:style>
    <style:style style:name="T24" style:family="text">
      <style:text-properties style:font-name="sans-serif" fo:language="es" fo:country="CO" style:letter-kerning="false" style:font-name-asian="Calibri2" style:language-asian="en" style:country-asian="US" style:font-name-complex="F" style:language-complex="ar" style:country-complex="SA"/>
    </style:style>
    <style:style style:name="T25" style:family="text">
      <style:text-properties style:font-name="sans-serif" fo:language="es" fo:country="CO" officeooo:rsid="0009a11a" style:letter-kerning="false" style:font-name-asian="Calibri2" style:language-asian="en" style:country-asian="US" style:font-name-complex="F" style:language-complex="ar" style:country-complex="SA"/>
    </style:style>
    <style:style style:name="T26" style:family="text">
      <style:text-properties style:font-name="sans-serif" fo:language="es" fo:country="CO" officeooo:rsid="000ae894" style:letter-kerning="false" style:font-name-asian="Calibri2" style:language-asian="en" style:country-asian="US" style:font-name-complex="F" style:language-complex="ar" style:country-complex="SA"/>
    </style:style>
    <style:style style:name="T27" style:family="text">
      <style:text-properties style:font-name="sans-serif" fo:language="es" fo:country="CO" officeooo:rsid="000c01f0"/>
    </style:style>
    <style:style style:name="T28" style:family="text">
      <style:text-properties style:font-name="sans-serif" fo:font-size="12pt"/>
    </style:style>
    <style:style style:name="T29" style:family="text">
      <style:text-properties style:font-name="sans-serif" fo:font-size="12pt" officeooo:rsid="0009a11a"/>
    </style:style>
    <style:style style:name="T30" style:family="text">
      <style:text-properties style:font-name="sans-serif" fo:font-size="12pt" fo:language="es" fo:country="CO"/>
    </style:style>
    <style:style style:name="T31" style:family="text">
      <style:text-properties style:font-name="sans-serif" fo:font-size="12pt" fo:language="es" fo:country="CO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32" style:family="text">
      <style:text-properties style:font-name="sans-serif" fo:font-size="12pt" fo:language="es" fo:country="CO" officeooo:rsid="0009a11a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33" style:family="text">
      <style:text-properties style:font-name="sans-serif" fo:font-size="12pt" fo:language="es" fo:country="CO" officeooo:rsid="000ae894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34" style:family="text">
      <style:text-properties style:font-name="sans-serif" fo:font-size="13.5pt"/>
    </style:style>
    <style:style style:name="T35" style:family="text">
      <style:text-properties style:font-name="sans-serif" fo:font-size="13.5pt" officeooo:rsid="000a27d0"/>
    </style:style>
    <style:style style:name="T36" style:family="text">
      <style:text-properties style:font-name="sans-serif" fo:font-size="13.5pt" fo:language="es" fo:country="CO"/>
    </style:style>
    <style:style style:name="T37" style:family="text">
      <style:text-properties style:font-name="sans-serif" fo:font-size="13.5pt" fo:language="es" fo:country="CO" officeooo:rsid="000c01f0"/>
    </style:style>
    <style:style style:name="T38" style:family="text">
      <style:text-properties style:font-name="sans-serif" officeooo:rsid="00097f5c"/>
    </style:style>
    <style:style style:name="T39" style:family="text">
      <style:text-properties style:font-name="sans-serif" officeooo:rsid="0007d949"/>
    </style:style>
    <style:style style:name="T40" style:family="text">
      <style:text-properties style:font-name="sans-serif" officeooo:rsid="0009a11a"/>
    </style:style>
    <style:style style:name="T41" style:family="text">
      <style:text-properties style:font-name="sans-serif" officeooo:rsid="000a27d0"/>
    </style:style>
    <style:style style:name="T42" style:family="text">
      <style:text-properties style:font-name="sans-serif" fo:font-size="9pt" fo:language="es" fo:country="CO" style:font-size-asian="11pt" style:font-size-complex="11pt"/>
    </style:style>
    <style:style style:name="T43" style:family="text">
      <style:text-properties style:font-name="sans-serif" fo:font-size="9pt" fo:language="es" fo:country="CO" officeooo:rsid="000d8215" style:font-size-asian="11pt" style:font-size-complex="11pt"/>
    </style:style>
    <style:style style:name="T44" style:family="text">
      <style:text-properties officeooo:rsid="0007d949"/>
    </style:style>
    <style:style style:name="T45" style:family="text">
      <style:text-properties officeooo:rsid="00097f5c"/>
    </style:style>
    <style:style style:name="T46" style:family="text">
      <style:text-properties officeooo:rsid="0009a11a"/>
    </style:style>
    <style:style style:name="T47" style:family="text">
      <style:text-properties officeooo:rsid="000a27d0"/>
    </style:style>
    <style:style style:name="T48" style:family="text">
      <style:text-properties officeooo:rsid="000d82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COMPRENSION AUDITIVA</text:span></text:p>
      <text:p text:style-name="P24"><text:span text:style-name="T1">Video 1 (Cuando vayas a Madrid)</text:span></text:p>
      <text:list xml:id="list4172979515" text:style-name="WWNum5">
        <text:list-item>
          <text:p text:style-name="P4"><text:span text:style-name="T1">Escucha el video e identifica 5 frases donde digas en presente del subjuntivo, que puedes hacer cuando vayas a Madrid.</text:span></text:p>
        </text:list-item>
      </text:list>
      <text:p text:style-name="P27"/>
      <text:p text:style-name="P26"><text:span text:style-name="T1">Cuando quieras pasear, ve al parque del Retiro</text:span></text:p>
      <text:p text:style-name="P26"><text:span text:style-name="T1">La oferta cultural de la ciudad es muy variada </text:span></text:p>
      <text:p text:style-name="P26"><text:span text:style-name="T4">S</text:span><text:span text:style-name="T1">e encuentran las principales instituciones del Estado</text:span></text:p>
      <text:p text:style-name="P26"><text:span text:style-name="T4">C</text:span><text:span text:style-name="T1">uando necesites moverte por la ciudad, utiliza el metro</text:span></text:p>
      <text:p text:style-name="P26"><text:span text:style-name="T1">En la actualidad los reyes no viven allí</text:span></text:p>
      <text:p text:style-name="P26"/>
      <text:p text:style-name="P25"><text:span text:style-name="T1">Responde a las preguntas utilizando el presente del subjuntivo.</text:span></text:p>
      <text:list xml:id="list161217149474799" text:continue-numbering="true" text:style-name="WWNum5">
        <text:list-item>
          <text:p text:style-name="P4"><text:span text:style-name="T1">Qué lugar de Madrid es bueno para pasear?</text:span></text:p>
        </text:list-item>
      </text:list>
      <text:p text:style-name="P23"><text:span text:style-name="T45"><text:tab/>Un lugar muy buena para pasear sea e</text:span>l parque del Retiro</text:p>
      <text:p text:style-name="P14"/>
      <text:list xml:id="list161218249135963" text:continue-numbering="true" text:style-name="WWNum5">
        <text:list-item>
          <text:p text:style-name="P4"><text:span text:style-name="T1">Qué puedes encontrar en el parque?</text:span></text:p>
        </text:list-item>
      </text:list>
      <text:p text:style-name="P12"><text:span text:style-name="T45">Pueda encontrar a </text:span>un auténtico templo egipcio en el centro de una ciudad. </text:p>
      <text:p text:style-name="P14"/>
      <text:list xml:id="list161218748176944" text:continue-numbering="true" text:style-name="WWNum5">
        <text:list-item>
          <text:p text:style-name="P4"><text:span text:style-name="T1">Qué puedes comprar y ver?</text:span></text:p>
        </text:list-item>
      </text:list>
      <text:p text:style-name="P13"><text:span text:style-name="T45">P</text:span>ued<text:span text:style-name="T44">as</text:span> comprar libros y ver artistas.</text:p>
      <text:p text:style-name="P14"/>
      <text:list xml:id="list161218249412647" text:continue-numbering="true" text:style-name="WWNum5">
        <text:list-item>
          <text:p text:style-name="P4"><text:span text:style-name="T1">A que zonas puedes ir para ver el espectáculo?</text:span></text:p>
        </text:list-item>
      </text:list>
      <text:p text:style-name="P13"><text:span text:style-name="T45">Vaya</text:span> al barrio de La Latina o a la Gran Vía</text:p>
      <text:p text:style-name="P12"/>
      <text:list xml:id="list161219157961235" text:continue-numbering="true" text:style-name="WWNum5">
        <text:list-item>
          <text:p text:style-name="P4"><text:span text:style-name="T1">Por que recomienda el metro?</text:span></text:p>
        </text:list-item>
      </text:list>
      <text:p text:style-name="P2"><text:span text:style-name="T5">Sea</text:span><text:span text:style-name="T1"> lo más rápido y práctico.</text:span></text:p>
      <text:p text:style-name="P12"/>
      <text:list xml:id="list161218619821927" text:continue-numbering="true" text:style-name="WWNum5">
        <text:list-item>
          <text:p text:style-name="P4"><text:span text:style-name="T1">A que barrio recomienda ir a comer?</text:span></text:p>
        </text:list-item>
      </text:list>
      <text:p text:style-name="P12"><text:span text:style-name="T45">Se recomiende el barrio de </text:span>La Latina.</text:p>
      <text:p text:style-name="P12"/>
      <text:list xml:id="list161217812713744" text:continue-numbering="true" text:style-name="WWNum5">
        <text:list-item>
          <text:p text:style-name="P4"><text:span text:style-name="T1">Que recomienda para desayunar?</text:span></text:p>
        </text:list-item>
      </text:list>
      <text:p text:style-name="P25"><text:span text:style-name="T1"><text:tab/></text:span><text:span text:style-name="T5">Se recomiende</text:span><text:span text:style-name="T1"> churros </text:span><text:span text:style-name="T5">para desayunar</text:span></text:p>
      <text:p text:style-name="P25"/>
      <text:p text:style-name="P27"/>
      <text:p text:style-name="P25"><text:span text:style-name="T1">Video 2 (Supersticiones y suerte)</text:span></text:p>
      <text:list xml:id="list2301833447" text:style-name="WWNum3">
        <text:list-item>
          <text:p text:style-name="P5"><text:span text:style-name="T1">Escucha e identifica en el video 5 objetos y 5 situaciones que traen buena y mala suerte.</text:span></text:p>
        </text:list-item>
      </text:list>
      <text:p text:style-name="P3"><text:span text:style-name="T1">utiliza el presente del subjuntivo.</text:span></text:p>
      <text:p text:style-name="P1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5">BUENA SUERTE</text:p>
          </table:table-cell>
          <table:table-cell table:style-name="Table1.A1" office:value-type="string">
            <text:p text:style-name="P15">MALA SUERTE</text:p>
          </table:table-cell>
        </table:table-row>
        <table:table-row table:style-name="Table1.1">
          <table:table-cell table:style-name="Table1.A1" office:value-type="string">
            <text:p text:style-name="P18"><text:span text:style-name="T7">Cuando cruce</text:span><text:span text:style-name="T6"> los dedos </text:span></text:p>
          </table:table-cell>
          <table:table-cell table:style-name="Table1.A1" office:value-type="string">
            <text:p text:style-name="P17"><text:span text:style-name="T46">Cuando </text:span>levántese de la cama con el pie izquierdo -</text:p>
          </table:table-cell>
        </table:table-row>
        <table:table-row table:style-name="Table1.1">
          <table:table-cell table:style-name="Table1.A1" office:value-type="string">
            <text:p text:style-name="P19"><text:span text:style-name="T7">Cuando </text:span>to<text:span text:style-name="T46">ques</text:span> <text:span text:style-name="T1">madera</text:span> </text:p>
          </table:table-cell>
          <table:table-cell table:style-name="Table1.A1" office:value-type="string">
            <text:p text:style-name="P17"><text:span text:style-name="T46">Cuando </text:span>abr<text:span text:style-name="T46">a</text:span> el paraguas dentro de una habitación</text:p>
          </table:table-cell>
        </table:table-row>
        <table:table-row table:style-name="Table1.1">
          <table:table-cell table:style-name="Table1.A1" office:value-type="string">
            <text:p text:style-name="P16"><text:span text:style-name="T46">Cuando </text:span>apague las velas en un cumpleaños con un soplido </text:p>
          </table:table-cell>
          <table:table-cell table:style-name="Table1.A1" office:value-type="string">
            <text:p text:style-name="P18"><text:span text:style-name="T7">Cuando deje</text:span><text:span text:style-name="T6"> las tijeras abiertas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46">Cuando </text:span>tir<text:span text:style-name="T46">e</text:span> monedas a un pozo o una fuente -</text:p>
          </table:table-cell>
          <table:table-cell table:style-name="Table1.A1" office:value-type="string">
            <text:p text:style-name="P18"><text:span text:style-name="T7">Cuando tire</text:span><text:span text:style-name="T6"> la sal </text:span></text:p>
          </table:table-cell>
        </table:table-row>
        <table:table-row table:style-name="Table1.1">
          <table:table-cell table:style-name="Table1.A1" office:value-type="string">
            <text:p text:style-name="P16">to<text:span text:style-name="T46">que</text:span> la barriga de una embarazada </text:p>
          </table:table-cell>
          <table:table-cell table:style-name="Table1.A1" office:value-type="string">
            <text:p text:style-name="P18"><text:span text:style-name="T7">Cuando cruce-se</text:span><text:span text:style-name="T6"> con un gato negro -</text:span>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P13"/>
      <text:list xml:id="list161217806299782" text:continue-numbering="true" text:style-name="WWNum3">
        <text:list-item>
          <text:p text:style-name="P5"><text:span text:style-name="T1">Identifica en el video que es un GAFE?</text:span></text:p>
        </text:list-item>
      </text:list>
      <text:p text:style-name="P27"><text:tab/><text:span text:style-name="T47">Una </text:span>persona que atrae la mala suerte</text:p>
      <text:list xml:id="list161218007238555" text:continue-numbering="true" text:style-name="WWNum3">
        <text:list-item>
          <text:p text:style-name="P5"><text:span text:style-name="T1">Según los supersticiosos ¿cuál es el día más peligroso del año?</text:span></text:p>
        </text:list-item>
      </text:list>
      <text:p text:style-name="P27"><text:tab/>El día más peligroso del año es martes y trece.</text:p>
      <text:list xml:id="list161218525477916" text:continue-numbering="true" text:style-name="WWNum3">
        <text:list-item>
          <text:p text:style-name="P5"><text:span text:style-name="T1">De acuerdo con el video diga 3 costumbres supersticiosas en las bodas, utilice el presente del subjuntivo.</text:span></text:p>
          <text:p text:style-name="P5"/>
        </text:list-item>
      </text:list>
      <text:p text:style-name="P2"><text:span text:style-name="T1">La novia t</text:span><text:span text:style-name="T9">enga</text:span><text:span text:style-name="T1"> que llevar algo prestado</text:span>, algo nuevo, algo viejo y algo azul</text:p>
      <text:p text:style-name="P20">El novio no pued<text:span text:style-name="T47">a</text:span> ver a la novia antes de la ceremonia.</text:p>
      <text:p text:style-name="P21"><text:span text:style-name="T47">L</text:span>os invitados arroj<text:span text:style-name="T47">en</text:span> arroz a los recién casados </text:p>
      <text:p text:style-name="P12"/>
      <text:list xml:id="list161218126029675" text:continue-numbering="true" text:style-name="WWNum3">
        <text:list-item>
          <text:p text:style-name="P5"><text:span text:style-name="T1">Exprese la opinión que tienen de esta costumbre, recuerda la frase en presente del subjuntivo.</text:span></text:p>
          <text:p text:style-name="P9"><text:span text:style-name="T1">Para mi, estas costumbre estén graciosos y importante para la cultura.</text:span></text:p>
        </text:list-item>
      </text:list>
      <text:p text:style-name="P27"/>
      <text:list xml:id="list161218777216962" text:continue-numbering="true" text:style-name="WWNum3">
        <text:list-item>
          <text:p text:style-name="P5"><text:span text:style-name="T1">Según el video escribe la opinión sobre el azar.</text:span></text:p>
          <text:p text:style-name="P9"><text:span text:style-name="T1">Para mi no existe el bueno o el malo suerte ; solamente personas que trabajan para exceder su condición.</text:span></text:p>
        </text:list-item>
      </text:list>
      <text:p text:style-name="P12"/>
      <text:list xml:id="list161218284376796" text:continue-numbering="true" text:style-name="WWNum3">
        <text:list-item>
          <text:p text:style-name="P5"><text:span text:style-name="T1">Los supersticiosos creen que la buena suerte depende de... escribe en presente del subjuntivo.</text:span></text:p>
        </text:list-item>
      </text:list>
      <text:p text:style-name="P10"><text:span text:style-name="T1">Los supersticiosos creen que la buena suerte depende de <text:s/></text:span><text:span text:style-name="T2">que viste, hiciste o no hiciste</text:span></text:p>
      <text:p text:style-name="P12"/>
      <text:p text:style-name="P24"><text:span text:style-name="T1">Preguntas comprensión auditiva, para responder al oral</text:span></text:p>
      <text:list xml:id="list3351085759" text:style-name="WWNum7">
        <text:list-item>
          <text:p text:style-name="P6"><text:span text:style-name="T1">Tu eres supersticioso? Expresa tu opinión sobre las supersticiones gafes, utiliza la estructura del subjuntivo.</text:span></text:p>
        </text:list-item>
        <text:list-item>
          <text:p text:style-name="P6"><text:span text:style-name="T1">Compara las supersticiones del video con las que tu conoces </text:span></text:p>
        </text:list-item>
        <text:list-item>
          <text:p text:style-name="P6"><text:soft-page-break/><text:span text:style-name="T1">Qué opinas, piensas que puedes buscar la suerte, crees que la buena suerte depende de tí? </text:span></text:p>
        </text:list-item>
        <text:list-item>
          <text:p text:style-name="P6"><text:span text:style-name="T1">Te parece que es necesario insistir hasta conseguir tus objetivos?</text:span></text:p>
        </text:list-item>
      </text:list>
      <text:p text:style-name="P27"/>
      <text:p text:style-name="P25"><text:span text:style-name="T1">Video 3</text:span></text:p>
      <text:list xml:id="list1059517293" text:style-name="WWNum9">
        <text:list-item>
          <text:p text:style-name="P7"><text:span text:style-name="T1">De donde es originaria la paella?</text:span></text:p>
        </text:list-item>
      </text:list>
      <text:p text:style-name="P13">Es originario de Valencia</text:p>
      <text:p text:style-name="P13"/>
      <text:list xml:id="list161219035632792" text:continue-numbering="true" text:style-name="WWNum9">
        <text:list-item>
          <text:p text:style-name="P7"><text:span text:style-name="T1">En el video se prepara una paella ¿Para cuantas personas?, ¿qué necesitas? </text:span></text:p>
        </text:list-item>
      </text:list>
      <text:p text:style-name="P3"><text:span text:style-name="T1">Utiliza 5 expresiones al presente del subjuntivo, utiliza los siguientes verbos (cocer, freír, hervir, añadir, remover.</text:span><text:bookmark text:name="_GoBack"/></text:p>
      <text:p text:style-name="P3"><text:span text:style-name="T1">Utiliza las estructuras, cuando+ subjuntivo, hasta que+ subjuntivo.</text:span></text:p>
      <text:p text:style-name="P3"><text:span text:style-name="T1">Escucha muy bien las que utilicen en el video</text:span></text:p>
      <text:p text:style-name="P11"/>
      <text:p text:style-name="P11"><text:span text:style-name="T3">Por </text:span><text:span text:style-name="T1">4 personas</text:span></text:p>
      <text:list xml:id="list2230810526" text:style-name="L1">
        <text:list-item>
          <text:p text:style-name="P8"><text:span text:style-name="T10">un kilo de mejillones</text:span></text:p>
        </text:list-item>
        <text:list-item>
          <text:p text:style-name="P8"><text:span text:style-name="T1">espuma</text:span></text:p>
        </text:list-item>
        <text:list-item>
          <text:p text:style-name="P8"><text:span text:style-name="T1">calamar</text:span></text:p>
        </text:list-item>
        <text:list-item>
          <text:p text:style-name="P8"><text:span text:style-name="T1">langostinos</text:span></text:p>
        </text:list-item>
        <text:list-item>
          <text:p text:style-name="P8"><text:span text:style-name="T1">arroz</text:span></text:p>
        </text:list-item>
        <text:list-item>
          <text:p text:style-name="P8"><text:span text:style-name="T1">pimiento</text:span></text:p>
        </text:list-item>
        <text:list-item>
          <text:p text:style-name="P8"><text:span text:style-name="T1">cebolla</text:span></text:p>
        </text:list-item>
        <text:list-item>
          <text:p text:style-name="P8"><text:span text:style-name="T1">tomate</text:span></text:p>
        </text:list-item>
        <text:list-item>
          <text:p text:style-name="P8"><text:span text:style-name="T1">guisantes</text:span></text:p>
        </text:list-item>
        <text:list-item>
          <text:p text:style-name="P8"><text:span text:style-name="T1">sal</text:span></text:p>
        </text:list-item>
        <text:list-item>
          <text:p text:style-name="P8"><text:span text:style-name="T1">aceite de oliva</text:span></text:p>
        </text:list-item>
        <text:list-item>
          <text:p text:style-name="P8"><text:span text:style-name="T1">azafrán</text:span></text:p>
        </text:list-item>
        <text:list-item>
          <text:p text:style-name="P8"><text:span text:style-name="T1">limón</text:span></text:p>
        </text:list-item>
      </text:list>
      <text:p text:style-name="P22"><text:span text:style-name="T42"><text:s/></text:span></text:p>
      <text:p text:style-name="P1"><text:span text:style-name="T11">Cuando empiece a hervir ponemos los mejillones </text:span></text:p>
      <text:p text:style-name="P1"><text:span text:style-name="T11">Los dejamos cocer durante 10 minutos </text:span><text:span text:style-name="T12">para que se abran</text:span></text:p>
      <text:p text:style-name="P1"><text:span text:style-name="T12">El arroz ahora no se pueda remover</text:span></text:p>
      <text:p text:style-name="P1"><text:span text:style-name="T12">A continuación añadimos el azafrán para que le dé color y sabor al arroz.</text:span></text:p>
      <text:p text:style-name="P1"><text:span text:style-name="T12"/></text:p>
      <text:p text:style-name="P13"/>
      <text:list xml:id="list161217610563486" text:continue-list="list161219035632792" text:style-name="WWNum9">
        <text:list-item>
          <text:p text:style-name="P7"><text:span text:style-name="T1">Explica por qué haces las cosas con para que + subjuntivo.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sans-serif" svg:font-family="sans-serif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</meta:initial-creator>
    <meta:editing-cycles>15</meta:editing-cycles>
    <meta:creation-date>2019-02-14T10:48:00</meta:creation-date>
    <dc:date>2021-01-18T16:12:17.010236436</dc:date>
    <meta:generator>LibreOffice/7.0.3.1$Linux_X86_64 LibreOffice_project/00$Build-1</meta:generator>
    <meta:editing-duration>PT1H40M43S</meta:editing-duration>
    <meta:document-statistic meta:table-count="1" meta:image-count="0" meta:object-count="0" meta:page-count="3" meta:paragraph-count="84" meta:word-count="669" meta:character-count="3735" meta:non-whitespace-character-count="3166"/>
    <meta:user-defined meta:name="AppVersion">00.0001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